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0398in" fo:margin-bottom="0.0398in" style:contextual-spacing="false"/>
      <style:text-properties fo:font-size="10pt" officeooo:rsid="001bf848" officeooo:paragraph-rsid="0043905f" style:font-size-asian="10pt" style:font-size-complex="10pt"/>
    </style:style>
    <style:style style:name="P2" style:family="paragraph" style:parent-style-name="Standard">
      <style:paragraph-properties fo:margin-top="0.0398in" fo:margin-bottom="0.0398in" style:contextual-spacing="false"/>
      <style:text-properties fo:font-size="10pt" officeooo:rsid="00324af8" officeooo:paragraph-rsid="0043905f" style:font-size-asian="10pt" style:font-size-complex="10pt"/>
    </style:style>
    <style:style style:name="P3" style:family="paragraph" style:parent-style-name="Standard">
      <style:paragraph-properties fo:margin-top="0.0398in" fo:margin-bottom="0.0398in" style:contextual-spacing="false"/>
      <style:text-properties fo:font-size="10pt" officeooo:rsid="00342da6" officeooo:paragraph-rsid="0043ebda" style:font-size-asian="10pt" style:font-size-complex="10pt"/>
    </style:style>
    <style:style style:name="P4" style:family="paragraph" style:parent-style-name="Standard">
      <style:paragraph-properties fo:margin-top="0.0398in" fo:margin-bottom="0.0398in" style:contextual-spacing="false"/>
      <style:text-properties fo:font-size="10pt" officeooo:rsid="00342da6" officeooo:paragraph-rsid="004601d1" style:font-size-asian="10pt" style:font-size-complex="10pt"/>
    </style:style>
    <style:style style:name="P5" style:family="paragraph" style:parent-style-name="Standard">
      <style:paragraph-properties fo:margin-top="0.0398in" fo:margin-bottom="0.0398in" style:contextual-spacing="false"/>
      <style:text-properties fo:font-size="10pt" officeooo:rsid="00342da6" officeooo:paragraph-rsid="001bf848" style:font-size-asian="10pt" style:font-size-complex="10pt"/>
    </style:style>
    <style:style style:name="P6" style:family="paragraph" style:parent-style-name="Standard">
      <style:paragraph-properties fo:margin-top="0.0398in" fo:margin-bottom="0.0398in" style:contextual-spacing="false" fo:text-align="center" style:justify-single-word="false"/>
      <style:text-properties fo:font-size="10pt" fo:font-weight="bold" officeooo:rsid="0043905f" officeooo:paragraph-rsid="0043905f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.0398in" fo:margin-bottom="0.0398in" style:contextual-spacing="false"/>
      <style:text-properties fo:font-size="10pt" fo:font-weight="bold" officeooo:rsid="00342da6" officeooo:paragraph-rsid="0043905f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.0398in" fo:margin-bottom="0.0398in" style:contextual-spacing="false"/>
      <style:text-properties fo:font-size="10pt" fo:font-weight="bold" officeooo:rsid="001bf848" officeooo:paragraph-rsid="001bf848" style:font-size-asian="10pt" style:font-weight-asian="bold" style:font-size-complex="10pt" style:font-weight-complex="bold"/>
    </style:style>
    <style:style style:name="P9" style:family="paragraph" style:parent-style-name="Standard" style:list-style-name="L1">
      <style:paragraph-properties fo:margin-top="0.0398in" fo:margin-bottom="0.0398in" style:contextual-spacing="false"/>
      <style:text-properties fo:font-size="10pt" fo:font-weight="normal" officeooo:rsid="001c4c5b" officeooo:paragraph-rsid="001c4c5b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paragraph-properties fo:margin-top="0.0398in" fo:margin-bottom="0.0398in" style:contextual-spacing="false"/>
      <style:text-properties fo:font-size="10pt" fo:font-weight="normal" officeooo:rsid="00201010" officeooo:paragraph-rsid="00201010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paragraph-properties fo:margin-top="0.0398in" fo:margin-bottom="0.0398in" style:contextual-spacing="false"/>
      <style:text-properties fo:font-size="10pt" fo:font-weight="normal" officeooo:rsid="002d2580" officeooo:paragraph-rsid="002d2580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paragraph-properties fo:margin-top="0.0398in" fo:margin-bottom="0.0398in" style:contextual-spacing="false"/>
      <style:text-properties fo:font-size="10pt" fo:font-weight="normal" officeooo:rsid="0020710e" officeooo:paragraph-rsid="0020710e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paragraph-properties fo:margin-top="0.0398in" fo:margin-bottom="0.0398in" style:contextual-spacing="false"/>
      <style:text-properties fo:font-size="10pt" fo:font-weight="normal" officeooo:rsid="0020710e" officeooo:paragraph-rsid="00412c6a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paragraph-properties fo:margin-top="0.0398in" fo:margin-bottom="0.0398in" style:contextual-spacing="false"/>
      <style:text-properties fo:font-size="10pt" fo:font-weight="normal" officeooo:rsid="0020710e" officeooo:paragraph-rsid="00254cfc" style:font-size-asian="10pt" style:font-weight-asian="normal" style:font-size-complex="10pt" style:font-weight-complex="normal"/>
    </style:style>
    <style:style style:name="P15" style:family="paragraph" style:parent-style-name="Standard" style:list-style-name="L1">
      <style:paragraph-properties fo:margin-top="0.0398in" fo:margin-bottom="0.0398in" style:contextual-spacing="false"/>
      <style:text-properties fo:font-size="10pt" fo:font-weight="normal" officeooo:rsid="002451c7" officeooo:paragraph-rsid="002451c7" style:font-size-asian="10pt" style:font-weight-asian="normal" style:font-size-complex="10pt" style:font-weight-complex="normal"/>
    </style:style>
    <style:style style:name="P16" style:family="paragraph" style:parent-style-name="Standard" style:list-style-name="L2">
      <style:paragraph-properties fo:margin-top="0.0791in" fo:margin-bottom="0.0791in" style:contextual-spacing="false" fo:line-height="150%"/>
      <style:text-properties fo:font-size="10pt" officeooo:rsid="00221073" officeooo:paragraph-rsid="0027d431" style:font-size-asian="10pt" style:font-size-complex="10pt"/>
    </style:style>
    <style:style style:name="P17" style:family="paragraph" style:parent-style-name="Standard" style:list-style-name="L2">
      <style:paragraph-properties fo:margin-top="0.0791in" fo:margin-bottom="0.0791in" style:contextual-spacing="false" fo:line-height="150%"/>
      <style:text-properties fo:font-size="10pt" officeooo:rsid="00221073" officeooo:paragraph-rsid="00221073" style:font-size-asian="10pt" style:font-size-complex="10pt"/>
    </style:style>
    <style:style style:name="T1" style:family="text">
      <style:text-properties officeooo:rsid="001d10eb"/>
    </style:style>
    <style:style style:name="T2" style:family="text">
      <style:text-properties officeooo:rsid="001f0fd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54cfc" style:font-weight-asian="normal" style:font-weight-complex="normal"/>
    </style:style>
    <style:style style:name="T5" style:family="text">
      <style:text-properties fo:font-weight="normal" officeooo:rsid="00254b9b" style:font-weight-asian="normal" style:font-weight-complex="normal"/>
    </style:style>
    <style:style style:name="T6" style:family="text">
      <style:text-properties fo:font-weight="normal" officeooo:rsid="0026ab77" style:font-weight-asian="normal" style:font-weight-complex="normal"/>
    </style:style>
    <style:style style:name="T7" style:family="text">
      <style:text-properties fo:font-weight="normal" officeooo:rsid="00293aa8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d10eb" style:font-style-asian="italic" style:font-style-complex="italic"/>
    </style:style>
    <style:style style:name="T10" style:family="text">
      <style:text-properties fo:font-style="italic" fo:font-weight="normal" officeooo:rsid="00254b9b" style:font-style-asian="italic" style:font-weight-asian="normal" style:font-style-complex="italic" style:font-weight-complex="normal"/>
    </style:style>
    <style:style style:name="T11" style:family="text">
      <style:text-properties officeooo:rsid="002ed80f"/>
    </style:style>
    <style:style style:name="T12" style:family="text">
      <style:text-properties officeooo:rsid="003064c0"/>
    </style:style>
    <style:style style:name="T13" style:family="text">
      <style:text-properties officeooo:rsid="00342da6"/>
    </style:style>
    <style:style style:name="T14" style:family="text">
      <style:text-properties officeooo:rsid="00361b0d"/>
    </style:style>
    <style:style style:name="T15" style:family="text">
      <style:text-properties officeooo:rsid="0036413c"/>
    </style:style>
    <style:style style:name="T16" style:family="text">
      <style:text-properties officeooo:rsid="0036f900"/>
    </style:style>
    <style:style style:name="T17" style:family="text">
      <style:text-properties officeooo:rsid="0039f3c4"/>
    </style:style>
    <style:style style:name="T18" style:family="text">
      <style:text-properties officeooo:rsid="003b6b19"/>
    </style:style>
    <style:style style:name="T19" style:family="text">
      <style:text-properties officeooo:rsid="003ebab2"/>
    </style:style>
    <style:style style:name="T20" style:family="text">
      <style:text-properties officeooo:rsid="0040c391"/>
    </style:style>
    <style:style style:name="T21" style:family="text">
      <style:text-properties officeooo:rsid="00412c6a"/>
    </style:style>
    <style:style style:name="T22" style:family="text">
      <style:text-properties officeooo:rsid="0044327e"/>
    </style:style>
    <style:style style:name="T23" style:family="text">
      <style:text-properties officeooo:rsid="0049485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>Descrizione del software per il riconoscimento di difetti industriali</text:p>
      <text:p text:style-name="P2">Il software attuale e’ in grado di ricevere messaggi da PLC <text:span text:style-name="T13">dove viene spedita l’ID del pezzo.</text:span></text:p>
      <text:p text:style-name="P3"/>
      <text:p text:style-name="P3">All’applicazione, nell istante in cui gli arriva il messaggio, lo scrive su un database minimale <text:span text:style-name="T14">e lo salva temporanemente. </text:span></text:p>
      <text:p text:style-name="P3"/>
      <text:p text:style-name="P3"><text:span text:style-name="T16">Il messaggio contentente l’ID del pezzo viene letto </text:span><text:span text:style-name="T14">subito dopo </text:span><text:span text:style-name="T16">da</text:span><text:span text:style-name="T14">lla </text:span><text:span text:style-name="T16">app.py (</text:span><text:span text:style-name="T14">componente </text:span><text:span text:style-name="T15">software </text:span><text:span text:style-name="T14">principale</text:span><text:span text:style-name="T16">)</text:span><text:span text:style-name="T14"> </text:span><text:span text:style-name="T16">d</text:span><text:span text:style-name="T15">ove </text:span><text:span text:style-name="T16">e’ connessa ad una videocamera 4k ed una rete neurale addestrata con i difetti.</text:span></text:p>
      <text:p text:style-name="P3"/>
      <text:p text:style-name="P4"><text:span text:style-name="T16">La rete neurale rileva in tempo reale tutti i difetti presenti in maniera continuativa. Ed ogni volta che il PLC chiede di confermare la presenza/assenza dei difetti nel pezzo, e’ in grado di restituirgli una risposta in tempo reale(</text:span><text:span text:style-name="T23">meno di </text:span><text:span text:style-name="T16"><text:s/>1 secondo). </text:span></text:p>
      <text:p text:style-name="P4"/>
      <text:p text:style-name="P4"><text:span text:style-name="T22">Il messaggio di risposta al PLC </text:span><text:span text:style-name="T17">contenente l’ ID del pezzo, il tipo di difetto ed il numero di difetti presenti, </text:span><text:span text:style-name="T18">per ogni tipo di difetto</text:span><text:span text:style-name="T16">.</text:span></text:p>
      <text:p text:style-name="P7"/>
      <text:p text:style-name="P7"/>
      <text:p text:style-name="P7"/>
      <text:p text:style-name="P8">Processo di ricerca</text:p>
      <text:list xml:id="list17176670" text:style-name="L1">
        <text:list-item>
          <text:p text:style-name="P9">studio della libreria <text:span text:style-name="T8">opencv</text:span> <text:span text:style-name="T2">scritta </text:span><text:span text:style-name="T1">in </text:span><text:span text:style-name="T9">python</text:span></text:p>
        </text:list-item>
        <text:list-item>
          <text:p text:style-name="P9">test della gestione di una o piu’ videocamere contemporanemente <text:span text:style-name="T1">attraverso</text:span></text:p>
        </text:list-item>
        <text:list-item>
          <text:p text:style-name="P10">studio nel migliorare la visualizzazione degli errori attraverso funzioni di opencv</text:p>
        </text:list-item>
        <text:list-item>
          <text:p text:style-name="P11">studio dell’architettura <text:span text:style-name="T11">del</text:span>l’applicazione <text:span text:style-name="T12">secondo gli standard forniti</text:span></text:p>
        </text:list-item>
        <text:list-item>
          <text:p text:style-name="P10">costruzione della libreria systematik con diverse funzioni per la manipolazione di immagini</text:p>
        </text:list-item>
        <text:list-item>
          <text:p text:style-name="P12">studio di modelli di rete neurali per la computer vision, la object detection e classification</text:p>
        </text:list-item>
        <text:list-item>
          <text:p text:style-name="P13">studio di <text:span text:style-name="T20">paper </text:span><text:span text:style-name="T21">e </text:span>software<text:span text:style-name="T20"> </text:span>con applicazioni simili</text:p>
        </text:list-item>
        <text:list-item>
          <text:p text:style-name="P15">studio di librerie per la gestione di reti neurali (<text:span text:style-name="T8">Tensorflow2.0</text:span> e <text:span text:style-name="T8">PyTorch</text:span>)</text:p>
        </text:list-item>
        <text:list-item>
          <text:p text:style-name="P14">studio di modelli di rete neurali per la computer vision allo stato dell’ arte </text:p>
          <text:p text:style-name="P14"/>
        </text:list-item>
      </text:list>
      <text:p text:style-name="P8"><text:span text:style-name="T19">Processo per la creazione del software </text:span>attuale</text:p>
      <text:list xml:id="list3473636459" text:style-name="L2">
        <text:list-item>
          <text:p text:style-name="P16"><text:span text:style-name="T4">scelta </text:span><text:span text:style-name="T3">di un modello di rete neuale </text:span><text:span text:style-name="T5">( </text:span><text:span text:style-name="T10">YoloV5</text:span><text:span text:style-name="T5"> )</text:span><text:span text:style-name="T3"> </text:span><text:span text:style-name="T4">per il riconoscimento e la classificazione di oggetti </text:span><text:span text:style-name="T7">precedentemente allenata su oggetti comuni</text:span><text:span text:style-name="T4"> e </text:span><text:span text:style-name="T3">riadattamento per il riconoscimento di difetti</text:span><text:span text:style-name="T4"> su pezzi di pelle industriale di varie tinte, </text:span><text:span text:style-name="T6">forme e</text:span><text:span text:style-name="T4"> </text:span><text:span text:style-name="T6">dimensioni</text:span><text:span text:style-name="T4">. </text:span></text:p>
        </text:list-item>
        <text:list-item>
          <text:p text:style-name="P17">cattura di difetti nuovi ed allenamento del modello con questi difetti</text:p>
        </text:list-item>
        <text:list-item>
          <text:p text:style-name="P17">costruzione dell’infrastruttura attorno al modello di rete neurale per la gestione delle videocamere, della gestione dei socket per la comunicazione con PLC e la gestione dei messaggi ricevuti.</text:p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9-14T14:51:45.464591597</meta:creation-date>
    <dc:date>2022-09-14T15:10:04.035492887</dc:date>
    <meta:editing-duration>PT17M56S</meta:editing-duration>
    <meta:editing-cycles>45</meta:editing-cycles>
    <meta:generator>LibreOffice/7.3.5.2$Linux_X86_64 LibreOffice_project/30$Build-2</meta:generator>
    <meta:document-statistic meta:table-count="0" meta:image-count="0" meta:object-count="0" meta:page-count="1" meta:paragraph-count="21" meta:word-count="342" meta:character-count="2137" meta:non-whitespace-character-count="1823"/>
  </office:meta>
</office:document-meta>
</file>